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ext-Fill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l in the desired card-text under TEXT HERE, make multiple lines, one line per card, copy column E, delete the last comm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TEXT HERE</text:p>
          </table:table-cell>
          <table:table-cell office:value-type="string" calcext:value-type="string">
            <text:p>",</text:p>
          </table:table-cell>
          <table:table-cell table:formula="of:=COM.MICROSOFT.TEXTJOIN(;;[.B5];[.C5];[.D5])" office:value-type="string" office:string-value="&quot;TEXT HERE&quot;," calcext:value-type="string">
            <text:p>"TEXT HERE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0:31:53.947119938</meta:creation-date>
    <dc:date>2024-09-22T20:49:03.202598509</dc:date>
    <meta:editing-duration>PT6M51S</meta:editing-duration>
    <meta:editing-cycles>2</meta:editing-cycles>
    <meta:generator>LibreOffice/24.2.5.2$MacOSX_AARCH64 LibreOffice_project/bffef4ea93e59bebbeaf7f431bb02b1a39ee8a59</meta:generator>
    <meta:document-statistic meta:table-count="1" meta:cell-count="6" meta:object-count="0"/>
  </office:meta>
</office:document-meta>
</file>